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72629414013921093"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paire torsadée : utilisée dans quelle proportion approximativement ?</text:p>
                          <text:list>
                            <text:list-item>
                              <text:p text:style-name="P1">90% a peu prés, partout</text:p>
                            </text:list-item>
                          </text:list>
                        </text:list-item>
                        <text:list-item>
                          <text:p text:style-name="P1">qu'est ce que c'est concrètement ?</text:p>
                          <text:list>
                            <text:list-item>
                              <text:p text:style-name="P1">le cable de la prise ethernet qu'on utilise toujours sur l'ordi</text:p>
                            </text:list-item>
                          </text:list>
                        </text:list-item>
                        <text:list-item>
                          <text:p text:style-name="P1">4 avantages</text:p>
                          <text:list>
                            <text:list-item>
                              <text:p text:style-name="P1">solide</text:p>
                            </text:list-item>
                            <text:list-item>
                              <text:p text:style-name="P1">pas chère</text:p>
                            </text:list-item>
                            <text:list-item>
                              <text:p text:style-name="P1">rapide</text:p>
                            </text:list-item>
                            <text:list-item>
                              <text:p text:style-name="P1">simple a installer</text:p>
                            </text:list-item>
                          </text:list>
                        </text:list-item>
                        <text:list-item>
                          <text:p text:style-name="P1">qu'utilise t-on pour brancher les ordis avec ce cable ?</text:p>
                          <text:list>
                            <text:list-item>
                              <text:p text:style-name="P1">prise RJ45</text:p>
                            </text:list-item>
                          </text:list>
                        </text:list-item>
                        <text:list-item>
                          <text:p text:style-name="P1">attention : bien distinguer prise RJ45 de cable paire torsadée !!!</text:p>
                        </text:list-item>
                        <text:list-item>
                          <text:p text:style-name="P1">quels fils utilise t-on couramment ?</text:p>
                          <text:list>
                            <text:list-item>
                              <text:p text:style-name="P1">les 1, 2, 3 et 6</text:p>
                            </text:list-item>
                          </text:list>
                        </text:list-item>
                        <text:list-item>
                          <text:p text:style-name="P1">comment appelle t-on ce dans quoi on enfonce les prises ?</text:p>
                          <text:list>
                            <text:list-item>
                              <text:p text:style-name="P1">prises femelles</text:p>
                            </text:list-item>
                          </text:list>
                        </text:list-item>
                        <text:list-item>
                          <text:p text:style-name="P1">2 exemples (3 avec ajout perso) d'appareils contenant de tels trucs ?</text:p>
                          <text:list>
                            <text:list-item>
                              <text:p text:style-name="P1">hub</text:p>
                            </text:list-item>
                            <text:list-item>
                              <text:p text:style-name="P1">switch</text:p>
                            </text:list-item>
                            <text:list-item>
                              <text:p text:style-name="P1">ordi</text:p>
                            </text:list-item>
                          </text:list>
                        </text:list-item>
                        <text:list-item>
                          <text:p text:style-name="P1">problèmes si on connecte 2 à 2 des appareilles avec paire torsadée sans prendre de cables spéciaux (vocabulaire)</text:p>
                          <text:list>
                            <text:list-item>
                              <text:p text:style-name="P1">vocabulaire : cable croisé VS cable droit</text:p>
                            </text:list-item>
                            <text:list-item>
                              <text:p text:style-name="P1">si on prend cable droit : paire faite pour l'envoie de donnée d'une machine arrive dans la paire d'envoie de l'autre et inversement pour la réception</text:p>
                            </text:list-item>
                          </text:list>
                        </text:list-item>
                        <text:list-item>
                          <text:p text:style-name="P1">comment résoudre ce problème ? (3 solutions)</text:p>
                          <text:list>
                            <text:list-item>
                              <text:p text:style-name="P1">utiliser un cable croisé</text:p>
                            </text:list-item>
                            <text:list-item>
                              <text:p text:style-name="P1"><text:soft-page-break/>connecter un matériel a prise femelle "classique" a un matériel a prise femelle inversée</text:p>
                            </text:list-item>
                            <text:list-item>
                              <text:p text:style-name="P1">avoir un matériel qui peut choisir arbitrairement quelle fil est fait pour la réception et quel fil est fait pour l'envoie</text:p>
                            </text:list-item>
                          </text:list>
                        </text:list-item>
                        <text:list-item>
                          <text:p text:style-name="P1">nouvelles cartes réseau : évolution et problème résolu → choisit qui recoit et qui envoie arbitrairement</text:p>
                        </text:list-item>
                        <text:list-item>
                          <text:p text:style-name="P1">vieux matériaux : comment décider quels cables utiliser ?</text:p>
                          <text:list>
                            <text:list-item>
                              <text:p text:style-name="P1">cable croisé si matériaux "identiques" (2 ordis, 2 hubs etc)</text:p>
                            </text:list-item>
                            <text:list-item>
                              <text:p text:style-name="P1">cable croisé plus généralement si 2 matériaux de même "catégorie"</text:p>
                            </text:list-item>
                            <text:list-item>
                              <text:p text:style-name="P1">cable droit si 2 matériaux de catégorie différente</text:p>
                            </text:list-item>
                            <text:list-item>
                              <text:p text:style-name="P1">précision catégories :</text:p>
                              <text:list>
                                <text:list-item>
                                  <text:p text:style-name="P1">matériels de connexion : hub / switch</text:p>
                                </text:list-item>
                                <text:list-item>
                                  <text:p text:style-name="P1">matériels connectés : tout le reste (ordis etc)</text:p>
                                </text:list-item>
                              </text:list>
                            </text:list-item>
                          </text:list>
                        </text:list-item>
                        <text:list-item>
                          <text:p text:style-name="P1">pour couche 1 : a quoi brancher paire torsadée ?</text:p>
                          <text:list>
                            <text:list-item>
                              <text:p text:style-name="P1">hub</text:p>
                            </text:list-item>
                          </text:list>
                        </text:list-item>
                        <text:list-item>
                          <text:p text:style-name="P1">hub reçoit message de A pour B</text:p>
                          <text:list>
                            <text:list-item>
                              <text:p text:style-name="P1">hub sait pas lire</text:p>
                            </text:list-item>
                            <text:list-item>
                              <text:p text:style-name="P1">renvoie message à toutes les machines</text:p>
                            </text:list-item>
                            <text:list-item>
                              <text:p text:style-name="P1">B voit que c'est pour lui et lit</text:p>
                            </text:list-item>
                            <text:list-item>
                              <text:p text:style-name="P1">les autres voient que c'est pas pour eux et rejettent</text:p>
                            </text:list-item>
                          </text:list>
                        </text:list-item>
                      </text:list>
                    </text:list-item>
                    <text:list-item>
                      <text:p text:style-name="P1">fibre optique</text:p>
                      <text:list>
                        <text:list-item>
                          <text:p text:style-name="P1">avec la fibre optique, "1" = reçoit de la lumière "0" = reçoit pas</text:p>
                        </text:list-item>
                        <text:list-item>
                          <text:p text:style-name="P1">le nom scientifique</text:p>
                          <text:list>
                            <text:list-item>
                              <text:p text:style-name="P1">nom scientifique = 1000BF</text:p>
                            </text:list-item>
                            <text:list-item>
                              <text:p text:style-name="P1">deux types</text:p>
                              <text:list>
                                <text:list-item>
                                  <text:p text:style-name="P1">fibre monomode : une seule fréquence, laser unicolore</text:p>
                                </text:list-item>
                                <text:list-item>
                                  <text:p text:style-name="P1">fibre multimode : lumière blanche</text:p>
                                </text:list-item>
                              </text:list>
                            </text:list-item>
                            <text:list-item>
                              <text:p text:style-name="P1">meilleure fibre = monomode</text:p>
                              <text:list>
                                <text:list-item>
                                  <text:p text:style-name="P1">couleurs reflètent pas toutes pareilles dans multimode</text:p>
                                </text:list-item>
                                <text:list-item>
                                  <text:p text:style-name="P1">monomode reste lisible sur 60km</text:p>
                                </text:list-item>
                                <text:list-item>
                                  <text:p text:style-name="P1">multimode sur 2km</text:p>
                                </text:list-item>
                              </text:list>
                            </text:list-item>
                            <text:list-item>
                              <text:p text:style-name="P1">dans océans : cable sous marin, récupère et réenvoie info tous les 60km</text:p>
                            </text:list-item>
                          </text:list>
                        </text:list-item>
                        <text:list-item>
                          <text:p text:style-name="P1">la fibre aujourd'hui</text:p>
                          <text:list>
                            <text:list-item>
                              <text:p text:style-name="P1">culture : fibre insensible aux perturbations électro-magnétiques car lumière pas électricité, donc utile dans les usines qui ont des gros moteurs</text:p>
                            </text:list-item>
                          </text:list>
                        </text:list-item>
                      </text:list>
                    </text:list-item>
                    <text:list-item>
                      <text:p text:style-name="P1">la topologie réseau</text:p>
                      <text:list>
                        <text:list-item>
                          <text:p text:style-name="P1">la topologie est la manière dont on branche les machines entre elles</text:p>
                        </text:list-item>
                        <text:list-item>
                          <text:p text:style-name="P1">topologies principales</text:p>
                          <text:list>
                            <text:list-item>
                              <text:p text:style-name="P1">3 topologies principales</text:p>
                              <text:list>
                                <text:list-item>
                                  <text:p text:style-name="P1">en bus</text:p>
                                </text:list-item>
                                <text:list-item>
                                  <text:p text:style-name="P1">en anneau</text:p>
                                </text:list-item>
                                <text:list-item>
                                  <text:p text:style-name="P1">en étoile</text:p>
                                </text:list-item>
                                <text:list-item>
                                  <text:p text:style-name="P1">perso : en maillage. Pas dit car on étudie là uniquement les réseaux locaux ?</text:p>
                                </text:list-item>
                              </text:list>
                            </text:list-item>
                            <text:list-item>
                              <text:p text:style-name="P1">correspondance possible avec les cablages</text:p>
                              <text:list>
                                <text:list-item>
                                  <text:p text:style-name="P1">en bus = cables coaxiaux</text:p>
                                </text:list-item>
                                <text:list-item>
                                  <text:p text:style-name="P1">en étoile = paire torsadée + switch</text:p>
                                </text:list-item>
                              </text:list>
                            </text:list-item>
                          </text:list>
                        </text:list-item>
                        <text:list-item>
                          <text:p text:style-name="P1">caractéristiques</text:p>
                          <text:list>
                            <text:list-item>
                              <text:p text:style-name="P1">du bus</text:p>
                              <text:list>
                                <text:list-item>
                                  <text:p text:style-name="P1"><text:soft-page-break/>pour "parler" sur un bus, on écoute si il y a des communications en cours, si personne ne parle on parle</text:p>
                                </text:list-item>
                                <text:list-item>
                                  <text:p text:style-name="P1">on pourrait potentiellement mettre autant de machines qu'on veut sur un bus, mais au dela de 50, il y a statistiquement plus de chance, lorsqu'on veut prendre la parole, que quelqu'un soit déjà en train de parler plutot que personne ne parle. Le réseau ne "marche plus" donc.</text:p>
                                </text:list-item>
                                <text:list-item>
                                  <text:p text:style-name="P1">potentielement oui, mais plus le fil est long plus l'info reste longtemps dedans plus il y a de chances que deux infos veuillent passer en même temps. Même problème.</text:p>
                                </text:list-item>
                              </text:list>
                            </text:list-item>
                            <text:list-item>
                              <text:p text:style-name="P1">de l'anneau</text:p>
                            </text:list-item>
                            <text:list-item>
                              <text:p text:style-name="P1">de l'étoile</text:p>
                            </text:list-item>
                          </text:list>
                        </text:list-item>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5T17:29:07</dc:date>
    <dc:creator>yjfjyf jjku</dc:creator>
    <meta:editing-duration>PT5H21M43S</meta:editing-duration>
    <meta:editing-cycles>146</meta:editing-cycles>
    <meta:generator>OpenOffice/4.0.0$Unix OpenOffice.org_project/400m3$Build-9702</meta:generator>
    <meta:document-statistic meta:table-count="0" meta:image-count="0" meta:object-count="0" meta:page-count="6" meta:paragraph-count="235" meta:word-count="1830" meta:character-count="9309"/>
  </office:meta>
</office:document-meta>
</file>